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style="normal" style:text-underline-style="solid" style:text-underline-width="auto" style:text-underline-color="font-color" fo:font-weight="bold" officeooo:rsid="00152aa5" officeooo:paragraph-rsid="00152aa5" style:font-size-asian="19.25pt" style:font-style-asian="normal" style:font-weight-asian="bold" style:font-size-complex="22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style="normal" style:text-underline-style="none" fo:font-weight="bold" officeooo:rsid="00152aa5" officeooo:paragraph-rsid="00152aa5" style:font-size-asian="19.25pt" style:font-style-asian="normal" style:font-weight-asian="bold" style:font-size-complex="2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2aa5" officeooo:paragraph-rsid="00152aa5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52aa5" officeooo:paragraph-rsid="00152aa5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style:text-underline-style="none" fo:font-weight="bold" officeooo:rsid="00152aa5" officeooo:paragraph-rsid="00152aa5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2aa5" officeooo:paragraph-rsid="00152aa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fa2d" officeooo:paragraph-rsid="0016fa2d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6fa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t-Ball </text:p>
      <text:p text:style-name="P5">Infos zu Team und Entwicklung</text:p>
      <text:p text:style-name="P2"/>
      <text:p text:style-name="P4">Inhaltsverzeichnis:</text:p>
      <text:p text:style-name="P4"/>
      <text:p text:style-name="P3">Einleitung</text:p>
      <text:p text:style-name="P3">Vorstellung und Aufgaben der Teammitglieder</text:p>
      <text:p text:style-name="P3">Spielmechanik</text:p>
      <text:p text:style-name="P3">KI</text:p>
      <text:p text:style-name="P3"><text:s/></text:p>
      <text:p text:style-name="P4"/>
      <text:p text:style-name="P4"/>
      <text:p text:style-name="P3">Wir sind ein Team aus sechs Studenten und haben im Rahmen eines Software-<text:span text:style-name="T1">Pr</text:span>ojekts an der Freien Universität Berlin ein Sportspiel zusammen entwickelt.</text:p>
      <text:p text:style-name="P3">Wir haben uns dafür entschieden, <text:span text:style-name="T1">zu probieren, </text:span>ein Basketball <text:span text:style-name="T1">artiges</text:span> Spiel, genannt „Hot-Ball“, in drei Wochen fertig zu stellen.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hard Loeffler-Dauth</meta:initial-creator>
    <meta:creation-date>2016-03-21T13:17:34.844851701</meta:creation-date>
    <dc:date>2016-03-23T14:21:24.466028385</dc:date>
    <dc:creator>Leonhard Loeffler-Dauth</dc:creator>
    <meta:editing-duration>PT12M34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0" meta:word-count="56" meta:character-count="406" meta:non-whitespace-character-count="357"/>
  </office:meta>
</office:document-meta>
</file>